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opacity="75%" draw:textarea-horizontal-align="justify" draw:textarea-vertical-align="middle" draw:auto-grow-height="false" fo:min-height="27.459cm" fo:min-width="49.422cm" draw:shadow-opacity="75%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2.498cm" fo:min-width="14.747cm" draw:shadow-offset-x="0.203cm" draw:shadow-offset-y="0.203cm"/>
      <style:paragraph-properties style:writing-mode="lr-tb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 fo:min-height="2.269cm" fo:min-width="5.225cm"/>
      <style:paragraph-properties style:writing-mode="lr-tb"/>
    </style:style>
    <style:style style:name="gr5" style:family="graphic" style:parent-style-name="objectwithoutfill">
      <style:graphic-properties svg:stroke-width="0.254cm" svg:stroke-color="#861141" draw:marker-start="Concave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069a2e" draw:marker-start="Concave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7" style:family="graphic" style:parent-style-name="standard" style:list-style-name="L1">
      <style:graphic-properties draw:fill="solid" draw:fill-color="#ffaa95" draw:textarea-horizontal-align="justify" draw:textarea-vertical-align="middle" draw:auto-grow-height="false" fo:min-height="2.269cm" fo:min-width="4.996cm"/>
      <style:paragraph-properties style:writing-mode="lr-tb"/>
    </style:style>
    <style:style style:name="gr8" style:family="graphic" style:parent-style-name="objectwithoutfill">
      <style:graphic-properties svg:stroke-width="0.254cm" svg:stroke-color="#069a2e" draw:marker-start="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objectwithoutfill">
      <style:graphic-properties svg:stroke-width="0.254cm" svg:stroke-color="#069a2e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1.27cm" svg:stroke-color="#ff0000" draw:marker-start-width="2.108cm" draw:marker-end-width="2.108cm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9.922cm" svg:height="27.709cm" svg:x="0.458cm" svg:y="0.4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247cm" svg:height="2.748cm" svg:x="17.777cm" svg:y="0.916cm">
          <text:p text:style-name="P2"><text:span text:style-name="T1">Modeling a Bus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4" draw:layer="layout" svg:x1="24.7cm" svg:y1="4.351cm" svg:x2="24.7cm" svg:y2="27.48cm">
            <text:p/>
          </draw:line>
          <draw:line draw:style-name="gr3" draw:text-style-name="P4" draw:layer="layout" svg:x1="24.9cm" svg:y1="4.352cm" svg:x2="24.9cm" svg:y2="27.481cm">
            <text:p/>
          </draw:line>
          <draw:line draw:style-name="gr3" draw:text-style-name="P4" draw:layer="layout" svg:x1="25.1cm" svg:y1="4.352cm" svg:x2="25.1cm" svg:y2="27.481cm">
            <text:p/>
          </draw:line>
          <draw:line draw:style-name="gr3" draw:text-style-name="P4" draw:layer="layout" svg:x1="25.3cm" svg:y1="4.352cm" svg:x2="25.3cm" svg:y2="27.481cm">
            <text:p/>
          </draw:line>
          <draw:line draw:style-name="gr3" draw:text-style-name="P4" draw:layer="layout" svg:x1="25.5cm" svg:y1="4.352cm" svg:x2="25.5cm" svg:y2="27.481cm">
            <text:p/>
          </draw:line>
          <draw:line draw:style-name="gr3" draw:text-style-name="P4" draw:layer="layout" svg:x1="25.7cm" svg:y1="4.352cm" svg:x2="25.7cm" svg:y2="27.481cm">
            <text:p/>
          </draw:line>
          <draw:line draw:style-name="gr3" draw:text-style-name="P4" draw:layer="layout" svg:x1="25.9cm" svg:y1="4.352cm" svg:x2="25.9cm" svg:y2="27.481cm">
            <text:p/>
          </draw:line>
          <draw:line draw:style-name="gr3" draw:text-style-name="P4" draw:layer="layout" svg:x1="26.1cm" svg:y1="4.352cm" svg:x2="26.1cm" svg:y2="27.481cm">
            <text:p/>
          </draw:line>
        </draw:g>
        <draw:custom-shape draw:style-name="gr4" draw:text-style-name="P5" draw:layer="Writing-1" svg:width="5.725cm" svg:height="2.519cm" svg:x="11.715cm" svg:y="6.641cm">
          <text:p text:style-name="P2"><text:span text:style-name="T2">R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Writing-1" svg:x1="24.7cm" svg:y1="7.915cm" svg:x2="17.44cm" svg:y2="7.915cm">
          <text:p/>
        </draw:line>
        <draw:custom-shape draw:style-name="gr4" draw:text-style-name="P5" draw:layer="Reading-1" svg:width="5.725cm" svg:height="2.519cm" svg:x="33.434cm" svg:y="16.359cm">
          <text:p text:style-name="P2"><text:span text:style-name="T2">R3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Reading-1" svg:x1="33.434cm" svg:y1="17.633cm" svg:x2="26.174cm" svg:y2="17.633cm">
          <text:p/>
        </draw:line>
        <draw:custom-shape draw:style-name="gr7" draw:text-style-name="P7" draw:layer="RZ" svg:width="5.496cm" svg:height="2.519cm" svg:x="22.652cm" svg:y="25.19cm">
          <text:p text:style-name="P6"><text:span text:style-name="T2">RZ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Reading-3" svg:width="5.725cm" svg:height="2.519cm" svg:x="33.434cm" svg:y="10.076cm">
          <text:p text:style-name="P2"><text:span text:style-name="T2">R2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Reading-3" svg:x1="33.434cm" svg:y1="11.35cm" svg:x2="26.174cm" svg:y2="11.35cm">
          <text:p/>
        </draw:line>
        <draw:line draw:style-name="gr6" draw:text-style-name="P4" draw:layer="Reading-2" svg:x1="11.715cm" svg:y1="7.915cm" svg:x2="8.702cm" svg:y2="7.915cm">
          <text:p/>
        </draw:line>
        <draw:line draw:style-name="gr8" draw:text-style-name="P4" draw:layer="Reading-2" svg:x1="24.7cm" svg:y1="6.183cm" svg:x2="8.702cm" svg:y2="6.183cm">
          <text:p/>
        </draw:line>
        <draw:line draw:style-name="gr9" draw:text-style-name="P4" draw:layer="Reading-2" svg:x1="8.702cm" svg:y1="7.915cm" svg:x2="8.702cm" svg:y2="6.183cm">
          <text:p/>
        </draw:line>
        <draw:custom-shape draw:style-name="gr4" draw:text-style-name="P5" draw:layer="Writing-2" svg:width="5.725cm" svg:height="2.519cm" svg:x="11.679cm" svg:y="21.755cm">
          <text:p text:style-name="P2"><text:span text:style-name="T2">Fetch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Writing-2" svg:x1="24.664cm" svg:y1="23.029cm" svg:x2="17.404cm" svg:y2="23.029cm">
          <text:p/>
        </draw:line>
        <draw:line draw:style-name="gr10" draw:text-style-name="P4" draw:layer="Bad!" svg:x1="14.524cm" svg:y1="5.039cm" svg:x2="36.279cm" svg:y2="26.794cm">
          <text:p/>
        </draw:line>
        <draw:line draw:style-name="gr10" draw:text-style-name="P4" draw:layer="Bad!" svg:x1="36.278cm" svg:y1="5.039cm" svg:x2="14.523cm" svg:y2="26.79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riting-1" draw:display="printer"/>
      <draw:layer draw:name="Reading-1" draw:display="printer"/>
      <draw:layer draw:name="Reading-2" draw:display="printer"/>
      <draw:layer draw:name="RZ" draw:display="printer" draw:protected="true"/>
      <draw:layer draw:name="Reading-3" draw:display="printer"/>
      <draw:layer draw:name="Writing-2" draw:display="printer"/>
      <draw:layer draw:name="Bad!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8:48:50.010432742</meta:creation-date>
    <dc:date>2023-11-05T20:27:25.447827462</dc:date>
    <meta:editing-duration>PT1H38M36S</meta:editing-duration>
    <meta:editing-cycles>2</meta:editing-cycles>
    <meta:generator>LibreOffice/7.5.6.2$Linux_X86_64 LibreOffice_project/50$Build-2</meta:generator>
    <meta:document-statistic meta:object-count="25"/>
  </office:meta>
</office:document-meta>
</file>